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29H05M49.193051S" calcext:value-type="time">
            <text:p>1829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/>
          <table:table-cell table:formula="of:=IF([.G368]-[.F368] &gt; 0; [.G368]-[.F368]; 0)" office:value-type="time" office:time-value="PT00H00M00S" calcext:value-type="time">
            <text:p>00:00</text:p>
          </table:table-cell>
          <table:table-cell table:formula="of:=[.D368]+[.H368]" office:value-type="time" office:time-value="PT04H00M37.333S" calcext:value-type="time">
            <text:p>04:00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4H00M37.333S" calcext:value-type="time">
            <text:p>04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08:06:13.6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1T13:10:22.175000000</dc:date>
    <meta:editing-duration>P82DT5H55M35S</meta:editing-duration>
    <meta:editing-cycles>2172</meta:editing-cycles>
    <meta:generator>LibreOffice/7.2.6.2$Windows_X86_64 LibreOffice_project/b0ec3a565991f7569a5a7f5d24fed7f52653d754</meta:generator>
    <dc:creator>Benjamin Laws</dc:creator>
    <meta:document-statistic meta:table-count="2" meta:cell-count="2688" meta:object-count="0"/>
  </office:meta>
</office:document-meta>
</file>